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42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alf-brid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xample Bill of Materials for Half Bridg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You need to verify component values are compatible with your application!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tional RC snubber polypropylene capacitor (e.g. TDK/EPCOS B32621A6332/B32621A6472)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optional RC snubber polyproplyene capacitor (e.g. TDK/EPCOS B32621A6332/B32621A6472)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.5 uF MKP (polyproplyene) capacitor (e.g. TDK B32674D6155K)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.5 uF MKP (polyproplyene) capacitor (e.g. TDK B32674D6155K)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.5 uF MKP (polyproplyene) capacitor (e.g. TDK B32674D6155K)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.5 uF MKP (polyproplyene) capacitor (e.g. TDK B32674D6155K)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.2 uF MKP (polyproplyene) capacitor (e.g. TDK B32673P6225K)</text:p>
          </table:table-cell>
        </table:table-row>
        <table:table-row table:style-name="ro1">
          <table:table-cell/>
          <table:table-cell office:value-type="string" calcext:value-type="string">
            <text:p>Installing both C2 and C8 is highly recommended!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ptional 2.2R to 5R 2-watt metal film RC snubber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Optional 2.2R to 5R 2-watt metal film RC snubber resis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22:44:52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22:45:31.062000000</dc:date>
    <meta:editing-duration>PT44M30S</meta:editing-duration>
    <meta:editing-cycles>14</meta:editing-cycles>
    <meta:generator>LibreOffice/5.4.0.3$Windows_x86 LibreOffice_project/7556cbc6811c9d992f4064ab9287069087d7f62c</meta:generator>
    <meta:document-statistic meta:table-count="1" meta:cell-count="55" meta:object-count="0"/>
  </office:meta>
</office:document-meta>
</file>